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3dde" officeooo:paragraph-rsid="000a3d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本项目着手打造一个驴友自发的拼游网站，不通过中间商自由进行”游山玩水“，项目旨在为广大用户提供一个交友以及游玩资源的共享平台，用户可以随时随地参与或发起自己感兴趣的活动，以释放生活中的种种压力，扩大自己的交际圈，改善社会中的”宅”现象.使运动、娱乐、出游不再孤单，在线寻找驴友。同城拼游，范围适中，出行更加便利。用户可以根据自己的需求，参与其中的活动，也定制自己的活动让他人参与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21:02:46.334765940</meta:creation-date>
    <dc:date>2017-05-17T21:12:05.505614716</dc:date>
    <meta:editing-duration>P0D</meta:editing-duration>
    <meta:editing-cycles>1</meta:editing-cycles>
    <meta:document-statistic meta:table-count="0" meta:image-count="0" meta:object-count="0" meta:page-count="1" meta:paragraph-count="1" meta:word-count="190" meta:character-count="191" meta:non-whitespace-character-count="190"/>
    <meta:generator>LibreOffice/4.2.8.2$Linux_X86_64 LibreOffice_project/420m0$Build-2</meta:generator>
  </office:meta>
</office:document-meta>
</file>